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c27" officeooo:paragraph-rsid="00039c27"/>
    </style:style>
    <style:style style:name="P2" style:family="paragraph" style:parent-style-name="Standard">
      <style:text-properties fo:font-size="16pt" officeooo:rsid="00039c27" officeooo:paragraph-rsid="00039c27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nown Issues</text:p>
      <text:p text:style-name="P2"/>
      <text:p text:style-name="P1">The model for the Sanden HPWH will have accurate run times only within a limited range of ambient temperatures. <text:s/>The useful range is estimated to cover 35 to 90 F, however deviations from expected values were not tested. <text:s/>The cause of this problem is the assumption of linear input power response to ambient temperature. <text:s/>The Sanden unit has internal logic that attempts to maintain constant output capacity. <text:s/>COP, as measured in the lab, retains a linear response to ambient temperature, which implies that the input power, which is the capacity divided by the COP, must be non-linear. <text:s/>This is observed in the lab, with input power rising dramatically at lower ambient temperatures. <text:s/></text:p>
      <text:p text:style-name="P1"/>
      <text:p text:style-name="P1">Since the COP response to ambient temperature is linear, our model still works and should give accurate COP estimates as well as total energy. <text:s/>The error in the input power model, however, will cause the length of run to be off, and consequently errors involving the time of day of running will develop. <text:s/>It is recommended that the current Sanden model be used with caution if at all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5:12:51.653176752</meta:creation-date>
    <dc:date>2016-03-02T15:28:59.048124698</dc:date>
    <meta:editing-duration>P0D</meta:editing-duration>
    <meta:editing-cycles>1</meta:editing-cycles>
    <meta:document-statistic meta:table-count="0" meta:image-count="0" meta:object-count="0" meta:page-count="1" meta:paragraph-count="3" meta:word-count="182" meta:character-count="1084" meta:non-whitespace-character-count="894"/>
    <meta:generator>LibreOffice/4.2.8.2$Linux_X86_64 LibreOffice_project/420m0$Build-2</meta:generator>
  </office:meta>
</office:document-meta>
</file>